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5-03-0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4-03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3-03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2-03-2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1-03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108" calcext:value-type="float">
            <text:p>5.8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5" calcext:value-type="float">
            <text:p>3.6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388" calcext:value-type="float">
            <text:p>4.6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9356" calcext:value-type="float">
            <text:p>3.2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852" calcext:value-type="float">
            <text:p>2.2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84" calcext:value-type="float">
            <text:p>2.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6828" calcext:value-type="float">
            <text:p>3.5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4501114908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" meta:object-count="0"/>
    <meta:user-defined meta:name="AppVersion">3.0</meta:user-defined>
  </office:meta>
</office:document-meta>
</file>